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padding-top="0.725cm" fo:padding-bottom="0.725cm" fo:padding-left="0.85cm" fo:padding-right="0.85cm"/>
    </style:style>
    <style:style style:name="gr3" style:family="graphic" style:parent-style-name="standard">
      <style:graphic-properties svg:stroke-width="1cm" svg:stroke-color="#ffffff" draw:marker-start-width="1.7cm" draw:marker-end-width="1.7cm" svg:stroke-linecap="square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gr4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032cm" svg:height="20.701cm" svg:x="1.359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57cm" svg:height="11.605cm" svg:x="4.13cm" svg:y="6.796cm">
          <text:p/>
          <draw:enhanced-geometry svg:viewBox="0 0 21600 21600" draw:text-areas="?f0 0 ?f2 ?f5" draw:type="down-arrow" draw:modifiers="8650.93260849189 5760.526797146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5.429cm" svg:height="2.121cm" svg:x="7.21cm" svg:y="7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429cm" svg:height="2.121cm" svg:x="7.211cm" svg:y="4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429cm" svg:height="2.096cm" svg:x="7.212cm" svg:y="2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892cm" svg:height="1.892cm" svg:x="9.071cm" svg:y="18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892cm" svg:height="1.892cm" svg:x="11.554cm" svg:y="18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892cm" svg:height="1.892cm" svg:x="14.037cm" svg:y="18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0T23:05:56.116221945</dc:date>
    <dc:creator>Fernando Bachega</dc:creator>
    <meta:editing-duration>PT43M22S</meta:editing-duration>
    <meta:editing-cycles>5</meta:editing-cycles>
    <meta:generator>LibreOffice/4.1.3.2$Linux_X86_64 LibreOffice_project/410m0$Build-2</meta:generator>
    <meta:document-statistic meta:object-count="10"/>
  </office:meta>
</office:document-meta>
</file>